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126C94A62C6.png" manifest:media-type="image/png"/>
  <manifest:file-entry manifest:full-path="Pictures/10000000000004B0000002A3876A3ED2.png" manifest:media-type="image/png"/>
  <manifest:file-entry manifest:full-path="Pictures/1000000000000300000001AD4DE51471.png" manifest:media-type="image/png"/>
  <manifest:file-entry manifest:full-path="Pictures/100000010000044500000430BFC8241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83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242cm" fo:min-width="5.215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973cm" fo:min-width="2.219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973cm" fo:min-width="2.429cm" style:writing-mode="lr-tb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5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648cm" fo:min-width="1.971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4.58cm" loext:decorative="false"/>
      <style:paragraph-properties style:writing-mode="lr-tb"/>
    </style:style>
    <style:style style:name="gr9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3.918cm" fo:min-width="0.136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648cm" fo:min-width="3.092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384cm" fo:min-width="6.485cm" loext:decorative="false"/>
      <style:paragraph-properties style:writing-mode="lr-tb"/>
    </style:style>
    <style:style style:name="gr13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0.648cm" fo:min-width="1.073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37cm" fo:min-width="5.85cm" loext:decorative="false"/>
      <style:paragraph-properties style:writing-mode="lr-tb"/>
    </style:style>
    <style:style style:name="gr16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1.655cm" fo:min-width="3.628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335cm" svg:height="1.673cm" svg:x="2.27cm" svg:y="1.952cm">
          <draw:text-box>
            <text:p>Data Processing Principle: Input &amp; Output</text:p>
          </draw:text-box>
        </draw:frame>
        <draw:custom-shape draw:style-name="gr2" draw:text-style-name="P3" draw:layer="layout" svg:width="5.715cm" svg:height="3.492cm" svg:x="7.667cm" svg:y="3.61cm">
          <text:p text:style-name="P2">System</text:p>
          <text:p text:style-name="P2">Application</text:p>
          <text:p text:style-name="P2">Program</text:p>
          <text:p text:style-name="P2">Sub-Program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4cm" svg:height="2.222cm" svg:x="4.492cm" svg:y="4.18cm">
          <text:p text:style-name="P2">Input</text:p>
          <draw:enhanced-geometry svg:viewBox="0 0 21600 21600" draw:text-areas="0 ?f0 ?f5 ?f2" draw:type="right-arrow" draw:modifiers="17445.9794247323 4858.29959514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3.275cm" svg:height="2.222cm" svg:x="13.6cm" svg:y="4.245cm">
          <text:p text:style-name="P2">Output</text:p>
          <draw:enhanced-geometry svg:viewBox="0 0 21600 21600" draw:text-areas="0 ?f0 ?f5 ?f2" draw:type="right-arrow" draw:modifiers="17445.9794247323 4858.29959514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4" draw:layer="layout" svg:width="19.589cm" svg:height="19.212cm" svg:x="1cm" svg:y="7.505cm">
          <draw:image xlink:href="Pictures/100000010000044500000430BFC82415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5" draw:text-style-name="P4" draw:layer="layout" svg:width="18.759cm" svg:height="10.477cm" svg:x="1.475cm" svg:y="1.953cm">
          <draw:image xlink:href="Pictures/1000000000000300000001AD4DE51471.png" xlink:type="simple" xlink:show="embed" xlink:actuate="onLoad" draw:mime-type="image/png">
            <text:p/>
          </draw:image>
        </draw:frame>
        <draw:frame draw:style-name="gr6" draw:text-style-name="P5" draw:layer="layout" svg:width="3.995cm" svg:height="0.962cm" svg:x="1.132cm" svg:y="1cm">
          <draw:text-box>
            <text:p><text:span text:style-name="T1">Input/Output</text:span></text:p>
          </draw:text-box>
        </draw:frame>
        <draw:frame draw:style-name="gr5" draw:text-style-name="P4" draw:layer="layout" svg:width="15.874cm" svg:height="8.929cm" svg:x="1.635cm" svg:y="12.747cm">
          <draw:image xlink:href="Pictures/10000000000004B0000002A3876A3ED2.png" xlink:type="simple" xlink:show="embed" xlink:actuate="onLoad" draw:mime-type="image/png">
            <text:p/>
          </draw:image>
        </draw:frame>
        <draw:frame draw:style-name="gr5" draw:text-style-name="P4" draw:layer="layout" svg:width="18.258cm" svg:height="8.944cm" svg:x="2.332cm" svg:y="17.996cm">
          <draw:image xlink:href="Pictures/100000000000025800000126C94A62C6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custom-shape draw:style-name="gr7" draw:text-style-name="P2" xml:id="id1" draw:id="id1" draw:layer="layout" svg:width="3.493cm" svg:height="1.27cm" svg:x="2.587cm" svg:y="8.845cm">
          <text:p text:style-name="P2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" draw:id="id2" draw:layer="layout" svg:width="5.08cm" svg:height="2.54cm" svg:x="10.842cm" svg:y="8.227cm">
          <text:p text:style-name="P2">José Santos</text:p>
          <text:p text:style-name="P2">string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6.08cm" svg:y1="9.48cm" svg:x2="10.842cm" svg:y2="9.497cm" draw:start-shape="id1" draw:start-glue-point="10" draw:end-shape="id2" draw:end-glue-point="3" svg:d="M6080 9480l4762 17" svg:viewBox="0 0 4763 18">
          <text:p/>
        </draw:connector>
        <draw:custom-shape draw:style-name="gr10" draw:text-style-name="P2" draw:layer="layout" svg:width="1.27cm" svg:height="4.763cm" svg:x="12.747cm" svg:y="3.222cm">
          <text:p text:style-name="P2">input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" xml:id="id3" draw:id="id3" draw:layer="layout" svg:width="5.08cm" svg:height="1.27cm" svg:x="2.587cm" svg:y="11.16cm">
          <text:p text:style-name="P2">greetin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4" draw:id="id4" draw:layer="layout" svg:width="6.985cm" svg:height="1.634cm" svg:x="10.525cm" svg:y="12.43cm">
          <text:p text:style-name="P2">Hello José Santos</text:p>
          <text:p text:style-name="P2">String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draw:type="line" svg:x1="7.667cm" svg:y1="11.795cm" svg:x2="10.525cm" svg:y2="13.247cm" draw:start-shape="id3" draw:end-shape="id4" svg:d="M7667 11795l2858 1452" svg:viewBox="0 0 2859 1453">
          <text:p/>
        </draw:connector>
        <draw:custom-shape draw:style-name="gr14" draw:text-style-name="P2" xml:id="id5" draw:id="id5" draw:layer="layout" svg:width="2.223cm" svg:height="1.27cm" svg:x="3.222cm" svg:y="15.605cm">
          <text:p text:style-name="P2">n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6.35cm" svg:height="1.587cm" svg:x="11.16cm" svg:y="15.923cm">
          <text:p text:style-name="P2">Sdsdfsdfsd</text:p>
          <text:p text:style-name="P2">String</text:p>
          <draw:enhanced-geometry svg:viewBox="0 0 21600 21600" draw:type="rectangle" draw:enhanced-path="M 0 0 L 21600 0 21600 21600 0 21600 0 0 Z N"/>
        </draw:custom-shape>
        <draw:connector draw:style-name="gr16" draw:text-style-name="P4" draw:layer="layout" draw:type="line" svg:x1="5.445cm" svg:y1="16.24cm" svg:x2="11.477cm" svg:y2="20.049cm" draw:start-shape="id5" draw:start-glue-point="10" draw:end-shape="id6" svg:d="M5445 16240l6032 3809" svg:viewBox="0 0 6033 3810">
          <text:p/>
        </draw:connector>
        <draw:custom-shape draw:style-name="gr17" draw:text-style-name="P2" xml:id="id6" draw:id="id6" draw:layer="layout" svg:width="4.128cm" svg:height="1.905cm" svg:x="11.477cm" svg:y="19.097cm">
          <text:p text:style-name="P2">15</text:p>
          <text:p text:style-name="P2">in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22:02:26.381181753</meta:creation-date>
    <meta:generator>LibreOffice/24.2.5.2$Linux_X86_64 LibreOffice_project/420$Build-2</meta:generator>
    <dc:date>2024-07-27T11:44:39.379268783</dc:date>
    <meta:editing-duration>PT1H5M12S</meta:editing-duration>
    <meta:editing-cycles>5</meta:editing-cycles>
    <meta:document-statistic meta:object-count="20"/>
  </office:meta>
</office:document-meta>
</file>